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 text:start-value="2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>
      <style:text-properties fo:background-color="#FFFF00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T11" style:parent-style-name="DefaultParagraphFont" style:family="text">
      <style:text-properties fo:background-color="#FFFF00"/>
    </style:style>
    <style:style style:name="T12" style:parent-style-name="SourceText" style:family="text">
      <style:text-properties fo:background-color="#FFFF00"/>
    </style:style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T16" style:parent-style-name="DefaultParagraphFont" style:family="text">
      <style:text-properties fo:background-color="#FFFF00" fo:language="en" fo:country="US"/>
    </style:style>
    <style:style style:name="T17" style:parent-style-name="SourceText" style:family="text">
      <style:text-properties fo:background-color="#FFFF00" fo:language="en" fo:country="US"/>
    </style:style>
    <style:style style:name="T18" style:parent-style-name="SourceText" style:family="text">
      <style:text-properties fo:background-color="#FFFF00" fo:language="en" fo:country="US"/>
    </style:style>
    <style:style style:name="P19" style:parent-style-name="Textbody" style:family="paragraph"/>
    <style:style style:name="T20" style:parent-style-name="DefaultParagraphFont" style:family="text">
      <style:text-properties fo:language="en" fo:country="US"/>
    </style:style>
    <style:style style:name="T21" style:parent-style-name="SourceText" style:family="text">
      <style:text-properties fo:language="en" fo:country="US"/>
    </style:style>
    <style:style style:name="P22" style:parent-style-name="Textbody" style:family="paragraph"/>
    <style:style style:name="P23" style:parent-style-name="Textbody" style:family="paragraph"/>
    <style:style style:name="T24" style:parent-style-name="DefaultParagraphFont" style:family="text">
      <style:text-properties fo:language="en" fo:country="US"/>
    </style:style>
    <style:style style:name="T25" style:parent-style-name="SourceText" style:family="text">
      <style:text-properties fo:language="en" fo:country="US"/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>
      <style:text-properties fo:background-color="#FFFF00"/>
    </style:style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T35" style:parent-style-name="DefaultParagraphFont" style:family="text">
      <style:text-properties fo:background-color="#FFFF00"/>
    </style:style>
    <style:style style:name="T36" style:parent-style-name="SourceText" style:family="text">
      <style:text-properties fo:background-color="#FFFF00"/>
    </style:style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T40" style:parent-style-name="DefaultParagraphFont" style:family="text">
      <style:text-properties fo:language="en" fo:country="US"/>
    </style:style>
    <style:style style:name="T41" style:parent-style-name="SourceText" style:family="text">
      <style:text-properties fo:language="en" fo:country="US"/>
    </style:style>
    <style:style style:name="P42" style:parent-style-name="Textbody" style:family="paragraph"/>
    <style:style style:name="T43" style:parent-style-name="DefaultParagraphFont" style:family="text">
      <style:text-properties fo:language="en" fo:country="US"/>
    </style:style>
    <style:style style:name="T44" style:parent-style-name="SourceText" style:family="text">
      <style:text-properties fo:language="en" fo:country="US"/>
    </style:style>
    <style:style style:name="P45" style:parent-style-name="Textbody" style:family="paragraph"/>
    <style:style style:name="T46" style:parent-style-name="DefaultParagraphFont" style:family="text">
      <style:text-properties fo:background-color="#FFFF00" fo:language="en" fo:country="US"/>
    </style:style>
    <style:style style:name="T47" style:parent-style-name="SourceText" style:family="text">
      <style:text-properties fo:background-color="#FFFF00" fo:language="en" fo:country="US"/>
    </style:style>
    <style:style style:name="P48" style:parent-style-name="Textbody" style:family="paragraph"/>
    <style:style style:name="T49" style:parent-style-name="DefaultParagraphFont" style:family="text">
      <style:text-properties fo:language="en" fo:country="US"/>
    </style:style>
    <style:style style:name="T50" style:parent-style-name="SourceText" style:family="text">
      <style:text-properties fo:language="en" fo:country="US"/>
    </style:style>
    <style:style style:name="P51" style:parent-style-name="Textbody" style:family="paragraph">
      <style:paragraph-properties fo:margin-left="0.7854in">
        <style:tab-stops/>
      </style:paragraph-properties>
      <style:text-properties fo:language="en" fo:country="US"/>
    </style:style>
    <style:style style:name="P52" style:parent-style-name="Textbody" style:family="paragraph"/>
    <style:style style:name="P53" style:parent-style-name="Textbody" style:family="paragraph"/>
    <style:style style:name="T54" style:parent-style-name="DefaultParagraphFont" style:family="text">
      <style:text-properties fo:language="en" fo:country="US"/>
    </style:style>
    <style:style style:name="T55" style:parent-style-name="SourceText" style:family="text">
      <style:text-properties fo:language="en" fo:country="US"/>
    </style:style>
    <style:style style:name="T56" style:parent-style-name="SourceText" style:family="text">
      <style:text-properties fo:language="en" fo:country="US"/>
    </style:style>
    <style:style style:name="P57" style:parent-style-name="Textbody" style:family="paragraph"/>
    <style:style style:name="T58" style:parent-style-name="DefaultParagraphFont" style:family="text">
      <style:text-properties fo:background-color="#FFFF00" fo:language="en" fo:country="US"/>
    </style:style>
    <style:style style:name="T59" style:parent-style-name="SourceText" style:family="text">
      <style:text-properties fo:background-color="#FFFF00" fo:language="en" fo:country="US"/>
    </style:style>
    <style:style style:name="P60" style:parent-style-name="Textbody" style:family="paragraph"/>
    <style:style style:name="T61" style:parent-style-name="DefaultParagraphFont" style:family="text">
      <style:text-properties fo:language="en" fo:country="US"/>
    </style:style>
    <style:style style:name="T62" style:parent-style-name="SourceText" style:family="text">
      <style:text-properties fo:language="en" fo:country="US"/>
    </style:style>
    <style:style style:name="P63" style:parent-style-name="Textbody" style:family="paragraph"/>
    <style:style style:name="T64" style:parent-style-name="DefaultParagraphFont" style:family="text">
      <style:text-properties fo:language="en" fo:country="US"/>
    </style:style>
    <style:style style:name="T65" style:parent-style-name="SourceText" style:family="text">
      <style:text-properties fo:language="en" fo:country="US"/>
    </style:style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T70" style:parent-style-name="DefaultParagraphFont" style:family="text">
      <style:text-properties fo:background-color="#FFFF00"/>
    </style:style>
    <style:style style:name="T71" style:parent-style-name="SourceText" style:family="text">
      <style:text-properties fo:background-color="#FFFF00"/>
    </style:style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T76" style:parent-style-name="DefaultParagraphFont" style:family="text">
      <style:text-properties fo:background-color="#FFFF00"/>
    </style:style>
    <style:style style:name="T77" style:parent-style-name="SourceText" style:family="text">
      <style:text-properties fo:background-color="#FFFF00"/>
    </style:style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T82" style:parent-style-name="DefaultParagraphFont" style:family="text">
      <style:text-properties fo:background-color="#FFFF00"/>
    </style:style>
    <style:style style:name="T83" style:parent-style-name="SourceText" style:family="text">
      <style:text-properties fo:background-color="#FFFF00"/>
    </style:style>
    <style:style style:name="T84" style:parent-style-name="DefaultParagraphFont" style:family="text">
      <style:text-properties fo:background-color="#FFFF00"/>
    </style:style>
    <style:style style:name="T85" style:parent-style-name="SourceText" style:family="text">
      <style:text-properties fo:background-color="#FFFF00"/>
    </style:style>
    <style:style style:name="T86" style:parent-style-name="DefaultParagraphFont" style:family="text">
      <style:text-properties fo:background-color="#FFFF00"/>
    </style:style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T92" style:parent-style-name="DefaultParagraphFont" style:family="text">
      <style:text-properties fo:background-color="#FFFF00"/>
    </style:style>
    <style:style style:name="T93" style:parent-style-name="SourceText" style:family="text">
      <style:text-properties fo:background-color="#FFFF00"/>
    </style:style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T101" style:parent-style-name="DefaultParagraphFont" style:family="text">
      <style:text-properties fo:background-color="#FFFF00"/>
    </style:style>
    <style:style style:name="T102" style:parent-style-name="SourceText" style:family="text">
      <style:text-properties fo:background-color="#FFFF00"/>
    </style:style>
    <style:style style:name="P103" style:parent-style-name="Textbody" style:family="paragraph"/>
    <style:style style:name="P104" style:parent-style-name="Textbody" style:family="paragraph">
      <style:paragraph-properties fo:margin-left="0.4909in">
        <style:tab-stops/>
      </style:paragraph-properties>
    </style:style>
    <style:style style:name="P105" style:parent-style-name="Textbody" style:family="paragraph"/>
    <style:style style:name="P106" style:parent-style-name="Textbody" style:family="paragraph"/>
    <style:style style:name="T107" style:parent-style-name="DefaultParagraphFont" style:family="text">
      <style:text-properties fo:background-color="#FFFF00"/>
    </style:style>
    <style:style style:name="T108" style:parent-style-name="SourceText" style:family="text">
      <style:text-properties fo:background-color="#FFFF00"/>
    </style:style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T114" style:parent-style-name="DefaultParagraphFont" style:family="text">
      <style:text-properties fo:background-color="#FFFF00"/>
    </style:style>
    <style:style style:name="T115" style:parent-style-name="SourceText" style:family="text">
      <style:text-properties fo:background-color="#FFFF00"/>
    </style:style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T121" style:parent-style-name="DefaultParagraphFont" style:family="text">
      <style:text-properties fo:background-color="#FFFF00"/>
    </style:style>
    <style:style style:name="T122" style:parent-style-name="SourceText" style:family="text">
      <style:text-properties fo:background-color="#FFFF00"/>
    </style:style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/>
    <style:style style:name="T129" style:parent-style-name="DefaultParagraphFont" style:family="text">
      <style:text-properties fo:background-color="#FFFF00"/>
    </style:style>
    <style:style style:name="T130" style:parent-style-name="SourceText" style:family="text">
      <style:text-properties fo:background-color="#FFFF00"/>
    </style:style>
    <style:style style:name="P131" style:parent-style-name="Textbody" style:family="paragraph"/>
    <style:style style:name="P132" style:parent-style-name="Textbody" style:family="paragraph"/>
    <style:style style:name="P133" style:parent-style-name="Textbody" style:family="paragraph"/>
    <style:style style:name="P134" style:parent-style-name="Textbody" style:family="paragraph"/>
    <style:style style:name="T135" style:parent-style-name="DefaultParagraphFont" style:family="text">
      <style:text-properties fo:background-color="#FFFF00"/>
    </style:style>
    <style:style style:name="T136" style:parent-style-name="SourceText" style:family="text">
      <style:text-properties fo:background-color="#FFFF00"/>
    </style:style>
    <style:style style:name="P137" style:parent-style-name="Textbody" style:family="paragraph"/>
    <style:style style:name="P138" style:parent-style-name="Textbody" style:family="paragraph"/>
    <style:style style:name="P139" style:parent-style-name="Textbody" style:family="paragraph"/>
    <style:style style:name="P140" style:parent-style-name="Textbody" style:family="paragraph"/>
    <style:style style:name="P141" style:parent-style-name="Textbody" style:family="paragraph"/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T145" style:parent-style-name="DefaultParagraphFont" style:family="text">
      <style:text-properties fo:background-color="#FFFF00" fo:language="en" fo:country="US"/>
    </style:style>
    <style:style style:name="T146" style:parent-style-name="SourceText" style:family="text">
      <style:text-properties fo:background-color="#FFFF00" fo:language="en" fo:country="US"/>
    </style:style>
    <style:style style:name="T147" style:parent-style-name="DefaultParagraphFont" style:family="text">
      <style:text-properties fo:background-color="#FFFF00" fo:language="en" fo:country="US"/>
    </style:style>
    <style:style style:name="P148" style:parent-style-name="Textbody" style:family="paragraph"/>
    <style:style style:name="P149" style:parent-style-name="Textbody" style:family="paragraph"/>
    <style:style style:name="T150" style:parent-style-name="DefaultParagraphFont" style:family="text">
      <style:text-properties fo:background-color="#FFFF00"/>
    </style:style>
    <style:style style:name="T151" style:parent-style-name="SourceText" style:family="text">
      <style:text-properties fo:background-color="#FFFF00"/>
    </style:style>
    <style:style style:name="P152" style:parent-style-name="Textbody" style:family="paragraph"/>
    <style:style style:name="P153" style:parent-style-name="Textbody" style:family="paragraph"/>
    <style:style style:name="P154" style:parent-style-name="Textbody" style:family="paragraph"/>
    <style:style style:name="P155" style:parent-style-name="Textbody" style:family="paragraph"/>
    <style:style style:name="P156" style:parent-style-name="Textbody" style:family="paragraph"/>
    <style:style style:name="T157" style:parent-style-name="DefaultParagraphFont" style:family="text">
      <style:text-properties fo:background-color="#FFFF00"/>
    </style:style>
    <style:style style:name="T158" style:parent-style-name="SourceText" style:family="text">
      <style:text-properties fo:background-color="#FFFF00"/>
    </style:style>
    <style:style style:name="P159" style:parent-style-name="Textbody" style:family="paragraph"/>
    <style:style style:name="T160" style:parent-style-name="DefaultParagraphFont" style:family="text">
      <style:text-properties fo:background-color="#FF0000"/>
    </style:style>
    <style:style style:name="T161" style:parent-style-name="SourceText" style:family="text">
      <style:text-properties fo:background-color="#FF0000"/>
    </style:style>
    <style:style style:name="P162" style:parent-style-name="Textbody" style:family="paragraph"/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T168" style:parent-style-name="DefaultParagraphFont" style:family="text">
      <style:text-properties fo:background-color="#FFFF00"/>
    </style:style>
    <style:style style:name="T169" style:parent-style-name="SourceText" style:family="text">
      <style:text-properties fo:background-color="#FFFF00"/>
    </style:style>
    <style:style style:name="P170" style:parent-style-name="Textbody" style:family="paragraph"/>
    <style:style style:name="P171" style:parent-style-name="Textbody" style:family="paragraph"/>
    <style:style style:name="P172" style:parent-style-name="Textbody" style:family="paragraph"/>
    <style:style style:name="T173" style:parent-style-name="DefaultParagraphFont" style:family="text">
      <style:text-properties fo:background-color="#FFFF00"/>
    </style:style>
    <style:style style:name="T174" style:parent-style-name="SourceText" style:family="text">
      <style:text-properties fo:background-color="#FFFF00"/>
    </style:style>
    <style:style style:name="P175" style:parent-style-name="Textbody" style:family="paragraph"/>
    <style:style style:name="P176" style:parent-style-name="Textbody" style:family="paragraph"/>
    <style:style style:name="P177" style:parent-style-name="Textbody" style:family="paragraph"/>
    <style:style style:name="P178" style:parent-style-name="Textbody" style:family="paragraph"/>
    <style:style style:name="P179" style:parent-style-name="Textbody" style:family="paragraph"/>
    <style:style style:name="T180" style:parent-style-name="DefaultParagraphFont" style:family="text">
      <style:text-properties fo:background-color="#FFFF00"/>
    </style:style>
    <style:style style:name="T181" style:parent-style-name="SourceText" style:family="text">
      <style:text-properties fo:background-color="#FFFF00"/>
    </style:style>
    <style:style style:name="T182" style:parent-style-name="DefaultParagraphFont" style:family="text">
      <style:text-properties fo:background-color="#FFFF00"/>
    </style:style>
    <style:style style:name="T183" style:parent-style-name="SourceText" style:family="text">
      <style:text-properties fo:background-color="#FFFF00"/>
    </style:style>
    <style:style style:name="P184" style:parent-style-name="Textbody" style:family="paragraph"/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SourceTex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SourceText" style:family="text">
      <style:text-properties fo:language="en" fo:country="US"/>
    </style:style>
    <style:style style:name="P190" style:parent-style-name="Textbody" style:family="paragraph"/>
    <style:style style:name="T191" style:parent-style-name="DefaultParagraphFont" style:family="text">
      <style:text-properties fo:background-color="#FF0000"/>
    </style:style>
    <style:style style:name="T192" style:parent-style-name="SourceText" style:family="text">
      <style:text-properties fo:background-color="#FF0000"/>
    </style:style>
    <style:style style:name="T193" style:parent-style-name="DefaultParagraphFont" style:family="text">
      <style:text-properties fo:background-color="#FF0000"/>
    </style:style>
    <style:style style:name="P194" style:parent-style-name="Textbody" style:family="paragraph"/>
    <style:style style:name="P195" style:parent-style-name="Textbody" style:family="paragraph"/>
    <style:style style:name="P196" style:parent-style-name="Textbody" style:family="paragraph"/>
    <style:style style:name="P197" style:parent-style-name="Textbody" style:family="paragraph"/>
    <style:style style:name="T198" style:parent-style-name="DefaultParagraphFont" style:family="text">
      <style:text-properties fo:background-color="#FFFF00"/>
    </style:style>
    <style:style style:name="T199" style:parent-style-name="SourceText" style:family="text">
      <style:text-properties fo:background-color="#FFFF00"/>
    </style:style>
    <style:style style:name="P200" style:parent-style-name="Textbody" style:family="paragraph"/>
    <style:style style:name="T201" style:parent-style-name="DefaultParagraphFont" style:family="text">
      <style:text-properties fo:background-color="#FF0000" fo:language="en" fo:country="US"/>
    </style:style>
    <style:style style:name="T202" style:parent-style-name="SourceText" style:family="text">
      <style:text-properties fo:background-color="#FF0000" fo:language="en" fo:country="US"/>
    </style:style>
    <style:style style:name="P203" style:parent-style-name="Textbody" style:family="paragraph"/>
    <style:style style:name="T204" style:parent-style-name="DefaultParagraphFont" style:family="text">
      <style:text-properties fo:language="en" fo:country="US"/>
    </style:style>
    <style:style style:name="T205" style:parent-style-name="SourceText" style:family="text">
      <style:text-properties fo:language="en" fo:country="US"/>
    </style:style>
    <style:style style:name="P206" style:parent-style-name="Textbody" style:family="paragraph"/>
    <style:style style:name="P207" style:parent-style-name="Textbody" style:family="paragraph"/>
    <style:style style:name="T208" style:parent-style-name="DefaultParagraphFont" style:family="text">
      <style:text-properties fo:background-color="#FFFF00"/>
    </style:style>
    <style:style style:name="T209" style:parent-style-name="SourceText" style:family="text">
      <style:text-properties fo:background-color="#FFFF00"/>
    </style:style>
    <style:style style:name="P210" style:parent-style-name="Textbody" style:family="paragraph"/>
    <style:style style:name="P211" style:parent-style-name="Textbody" style:family="paragraph"/>
    <style:style style:name="P212" style:parent-style-name="Textbody" style:family="paragraph"/>
    <style:style style:name="T213" style:parent-style-name="DefaultParagraphFont" style:family="text">
      <style:text-properties fo:background-color="#FF0000"/>
    </style:style>
    <style:style style:name="T214" style:parent-style-name="SourceText" style:family="text">
      <style:text-properties fo:background-color="#FF0000"/>
    </style:style>
    <style:style style:name="P215" style:parent-style-name="Textbody" style:family="paragraph"/>
    <style:style style:name="P216" style:parent-style-name="Textbody" style:family="paragraph"/>
    <style:style style:name="P217" style:parent-style-name="Textbody" style:family="paragraph"/>
    <style:style style:name="P218" style:parent-style-name="Textbody" style:family="paragraph"/>
    <style:style style:name="P219" style:parent-style-name="Textbody" style:family="paragraph"/>
    <style:style style:name="T220" style:parent-style-name="DefaultParagraphFont" style:family="text">
      <style:text-properties fo:background-color="#FFFF00"/>
    </style:style>
    <style:style style:name="T221" style:parent-style-name="SourceText" style:family="text">
      <style:text-properties fo:background-color="#FFFF00"/>
    </style:style>
    <style:style style:name="P222" style:parent-style-name="Textbody" style:family="paragraph"/>
    <style:style style:name="P223" style:parent-style-name="Textbody" style:family="paragraph"/>
    <style:style style:name="P224" style:parent-style-name="Textbody" style:family="paragraph"/>
    <style:style style:name="T225" style:parent-style-name="DefaultParagraphFont" style:family="text">
      <style:text-properties fo:background-color="#FFFF00"/>
    </style:style>
    <style:style style:name="T226" style:parent-style-name="SourceText" style:family="text">
      <style:text-properties fo:background-color="#FFFF00"/>
    </style:style>
    <style:style style:name="P227" style:parent-style-name="Textbody" style:family="paragraph"/>
    <style:style style:name="P228" style:parent-style-name="Textbody" style:family="paragraph"/>
    <style:style style:name="P229" style:parent-style-name="Textbody" style:family="paragraph"/>
    <style:style style:name="P230" style:parent-style-name="Textbody" style:family="paragraph"/>
    <style:style style:name="P231" style:parent-style-name="Textbody" style:family="paragraph"/>
    <style:style style:name="T232" style:parent-style-name="DefaultParagraphFont" style:family="text">
      <style:text-properties fo:background-color="#FFFF00"/>
    </style:style>
    <style:style style:name="T233" style:parent-style-name="SourceText" style:family="text">
      <style:text-properties fo:background-color="#FFFF00"/>
    </style:style>
    <style:style style:name="T234" style:parent-style-name="SourceText" style:family="text">
      <style:text-properties fo:background-color="#FFFF00"/>
    </style:style>
    <style:style style:name="P235" style:parent-style-name="Textbody" style:family="paragraph"/>
    <style:style style:name="P236" style:parent-style-name="Textbody" style:family="paragraph"/>
    <style:style style:name="P237" style:parent-style-name="Textbody" style:family="paragraph"/>
    <style:style style:name="P238" style:parent-style-name="Textbody" style:family="paragraph"/>
    <style:style style:name="T239" style:parent-style-name="DefaultParagraphFont" style:family="text">
      <style:text-properties fo:background-color="#FFFF00"/>
    </style:style>
    <style:style style:name="T240" style:parent-style-name="SourceText" style:family="text">
      <style:text-properties fo:background-color="#FFFF00"/>
    </style:style>
    <style:style style:name="P241" style:parent-style-name="Textbody" style:family="paragraph"/>
    <style:style style:name="T242" style:parent-style-name="DefaultParagraphFont" style:family="text">
      <style:text-properties fo:background-color="#FF0000"/>
    </style:style>
    <style:style style:name="T243" style:parent-style-name="SourceText" style:family="text">
      <style:text-properties fo:background-color="#FF0000"/>
    </style:style>
    <style:style style:name="P244" style:parent-style-name="Textbody" style:family="paragraph"/>
    <style:style style:name="P245" style:parent-style-name="Textbody" style:family="paragraph"/>
    <style:style style:name="P246" style:parent-style-name="Textbody" style:family="paragraph"/>
    <style:style style:name="P247" style:parent-style-name="Textbody" style:family="paragraph"/>
    <style:style style:name="P248" style:parent-style-name="Textbody" style:family="paragraph"/>
    <style:style style:name="T249" style:parent-style-name="DefaultParagraphFont" style:family="text">
      <style:text-properties fo:background-color="#FFFF00"/>
    </style:style>
    <style:style style:name="T250" style:parent-style-name="SourceText" style:family="text">
      <style:text-properties fo:background-color="#FFFF00"/>
    </style:style>
    <style:style style:name="T251" style:parent-style-name="SourceText" style:family="text">
      <style:text-properties fo:background-color="#FFFF00"/>
    </style:style>
    <style:style style:name="T252" style:parent-style-name="DefaultParagraphFont" style:family="text">
      <style:text-properties fo:background-color="#FFFF00"/>
    </style:style>
    <style:style style:name="T253" style:parent-style-name="SourceText" style:family="text">
      <style:text-properties fo:background-color="#FFFF00"/>
    </style:style>
    <style:style style:name="P254" style:parent-style-name="Textbody" style:family="paragraph"/>
    <style:style style:name="P255" style:parent-style-name="Textbody" style:family="paragraph"/>
  </office:automatic-styles>
  <office:body>
    <office:text text:use-soft-page-breaks="true">
      <text:h text:style-name="P1" text:outline-level="3">EXAMEM TIPO CSS.</text:h>
      <text:p text:style-name="Textbody"/>
      <text:list text:style-name="LFO1" text:continue-numbering="true">
        <text:list-item>
          <text:p text:style-name="P2"><text:span text:style-name="StrongEmphasis">¿Qué significa CSS?</text:span></text:p>
          <text:list text:continue-numbering="true">
            <text:list-item>
              <text:p text:style-name="P3">a) Color Style Sheets</text:p>
            </text:list-item>
            <text:list-item>
              <text:p text:style-name="P4">b) Cascading Style Sheets</text:p>
            </text:list-item>
            <text:list-item>
              <text:p text:style-name="P5">c) Computer Style Sheets</text:p>
            </text:list-item>
            <text:list-item>
              <text:p text:style-name="P6">d) Creative Style Sheets</text:p>
            </text:list-item>
          </text:list>
        </text:list-item>
        <text:list-item>
          <text:p text:style-name="P7"><text:span text:style-name="StrongEmphasis">¿Cuál es la sintaxis correcta para incluir un<text:s/></text:span><text:span text:style-name="StrongEmphasis">comentario en CSS?</text:span></text:p>
          <text:list text:continue-numbering="true">
            <text:list-item>
              <text:p text:style-name="P8">a)<text:s/><text:span text:style-name="SourceText">// Esto es un comentario</text:span></text:p>
            </text:list-item>
            <text:list-item>
              <text:p text:style-name="P9">b)<text:s/><text:span text:style-name="SourceText">&lt;!-- Esto es un comentario --&gt;</text:span></text:p>
            </text:list-item>
            <text:list-item>
              <text:p text:style-name="P10"><text:span text:style-name="T11">c)<text:s/></text:span><text:span text:style-name="T12">/* Esto es un comentario */</text:span></text:p>
            </text:list-item>
            <text:list-item>
              <text:p text:style-name="P13">d)<text:s/><text:span text:style-name="SourceText"># Esto es un comentario</text:span></text:p>
            </text:list-item>
          </text:list>
        </text:list-item>
        <text:list-item>
          <text:p text:style-name="P14"><text:span text:style-name="StrongEmphasis">¿Cuál de los siguientes es el modo correcto de enlazar un archivo CSS externo en HTML?</text:span></text:p>
          <text:list text:continue-numbering="true">
            <text:list-item>
              <text:p text:style-name="P15"><text:span text:style-name="T16">a)<text:s/></text:span><text:span text:style-name="T17">&lt;link rel="stylesheet" typ</text:span><text:span text:style-name="T18">e="text/css" href="styles.css"&gt;</text:span></text:p>
            </text:list-item>
            <text:list-item>
              <text:p text:style-name="P19"><text:span text:style-name="T20">b)<text:s/></text:span><text:span text:style-name="T21">&lt;style src="styles.css"&gt;</text:span></text:p>
            </text:list-item>
            <text:list-item>
              <text:p text:style-name="P22">c)<text:s/><text:span text:style-name="SourceText">&lt;script src="styles.css"&gt;</text:span></text:p>
            </text:list-item>
            <text:list-item>
              <text:p text:style-name="P23"><text:span text:style-name="T24">d)<text:s/></text:span><text:span text:style-name="T25">&lt;stylesheet&gt;styles.css&lt;/stylesheet&gt;</text:span></text:p>
            </text:list-item>
          </text:list>
        </text:list-item>
        <text:list-item>
          <text:p text:style-name="P26"><text:span text:style-name="StrongEmphasis">¿Para qué se utiliza el atributo<text:s/></text:span><text:span text:style-name="SourceText">class</text:span><text:span text:style-name="StrongEmphasis"><text:s/>en CSS?</text:span></text:p>
          <text:list text:continue-numbering="true">
            <text:list-item>
              <text:p text:style-name="P27">a) Para aplicar estilos específicos a un solo elemento</text:p>
            </text:list-item>
            <text:list-item>
              <text:p text:style-name="P28">b) Para aplicar estilos a<text:s/>múltiples elementos</text:p>
            </text:list-item>
            <text:list-item>
              <text:p text:style-name="P29">c) Para crear una nueva etiqueta HTML</text:p>
            </text:list-item>
            <text:list-item>
              <text:p text:style-name="P30">d) Para enlazar a un archivo CSS externo</text:p>
            </text:list-item>
          </text:list>
        </text:list-item>
        <text:list-item>
          <text:p text:style-name="P31"><text:span text:style-name="StrongEmphasis">¿Cuál es la propiedad CSS para cambiar el color de fondo de un elemento?</text:span></text:p>
          <text:list text:continue-numbering="true">
            <text:list-item>
              <text:p text:style-name="P32">a)<text:s/><text:span text:style-name="SourceText">color</text:span></text:p>
            </text:list-item>
            <text:list-item>
              <text:p text:style-name="P33">b)<text:s/><text:span text:style-name="SourceText">bgcolor</text:span></text:p>
            </text:list-item>
            <text:list-item>
              <text:p text:style-name="P34"><text:span text:style-name="T35">c)<text:s/></text:span><text:span text:style-name="T36">background-color</text:span></text:p>
            </text:list-item>
            <text:list-item>
              <text:p text:style-name="P37">d)<text:s/><text:span text:style-name="SourceText">background</text:span></text:p>
            </text:list-item>
          </text:list>
        </text:list-item>
        <text:list-item>
          <text:p text:style-name="P38"><text:span text:style-name="StrongEmphasis">¿Cómo se agrega una imagen<text:s/></text:span><text:span text:style-name="StrongEmphasis">de fondo en CSS?</text:span></text:p>
          <text:list text:continue-numbering="true">
            <text:list-item>
              <text:p text:style-name="P39"><text:span text:style-name="T40">a)<text:s/></text:span><text:span text:style-name="T41">background-image: "imagen.jpg";</text:span></text:p>
            </text:list-item>
            <text:list-item>
              <text:p text:style-name="P42"><text:span text:style-name="T43">b)<text:s/></text:span><text:span text:style-name="T44">background: url('imagen.jpg');</text:span></text:p>
            </text:list-item>
            <text:list-item>
              <text:p text:style-name="P45"><text:span text:style-name="T46">c)<text:s/></text:span><text:span text:style-name="T47">background-image: url('imagen.jpg');</text:span></text:p>
            </text:list-item>
            <text:list-item>
              <text:p text:style-name="P48"><text:span text:style-name="T49">d)<text:s/></text:span><text:span text:style-name="T50">image-background: url('imagen.jpg');</text:span></text:p>
            </text:list-item>
          </text:list>
        </text:list-item>
      </text:list>
      <text:p text:style-name="P51"/>
      <text:soft-page-break/>
      <text:list text:style-name="LFO1" text:continue-numbering="true">
        <text:list-item>
          <text:p text:style-name="P52"><text:span text:style-name="StrongEmphasis">¿Cómo se crea una imagen de fondo con degradado en CSS?</text:span></text:p>
          <text:list text:continue-numbering="true">
            <text:list-item>
              <text:p text:style-name="P53"><text:span text:style-name="T54">a)<text:s/></text:span><text:span text:style-name="T55">background: gradient(color1, c</text:span><text:span text:style-name="T56">olor2);</text:span></text:p>
            </text:list-item>
            <text:list-item>
              <text:p text:style-name="P57"><text:span text:style-name="T58">b)<text:s/></text:span><text:span text:style-name="T59">background: linear-gradient(color1, color2);</text:span></text:p>
            </text:list-item>
            <text:list-item>
              <text:p text:style-name="P60"><text:span text:style-name="T61">c)<text:s/></text:span><text:span text:style-name="T62">background-gradient: linear(color1, color2);</text:span></text:p>
            </text:list-item>
            <text:list-item>
              <text:p text:style-name="P63"><text:span text:style-name="T64">d)<text:s/></text:span><text:span text:style-name="T65">gradient-background: linear(color1, color2);</text:span></text:p>
            </text:list-item>
          </text:list>
        </text:list-item>
        <text:list-item>
          <text:p text:style-name="P66"><text:span text:style-name="StrongEmphasis">¿Qué propiedad CSS se utiliza para ajustar la altura de una imagen?</text:span></text:p>
          <text:list text:continue-numbering="true">
            <text:list-item>
              <text:p text:style-name="P67">a)<text:s/><text:span text:style-name="SourceText">width</text:span></text:p>
            </text:list-item>
            <text:list-item>
              <text:p text:style-name="P68">b)<text:s/><text:span text:style-name="SourceText">size</text:span></text:p>
            </text:list-item>
            <text:list-item>
              <text:p text:style-name="P69"><text:span text:style-name="T70">c)<text:s/></text:span><text:span text:style-name="T71">height</text:span></text:p>
            </text:list-item>
            <text:list-item>
              <text:p text:style-name="P72">d)<text:s/><text:span text:style-name="SourceText">max-height</text:span></text:p>
            </text:list-item>
          </text:list>
        </text:list-item>
        <text:list-item>
          <text:p text:style-name="P73"><text:span text:style-name="StrongEmphasis">¿Cómo se establece una posición absoluta en un e</text:span><text:span text:style-name="StrongEmphasis">lemento CSS?</text:span></text:p>
          <text:list text:continue-numbering="true">
            <text:list-item>
              <text:p text:style-name="P74">a)<text:s/><text:span text:style-name="SourceText">position: fixed;</text:span></text:p>
            </text:list-item>
            <text:list-item>
              <text:p text:style-name="P75">b<text:span text:style-name="T76">)<text:s/></text:span><text:span text:style-name="T77">position: absolute;</text:span></text:p>
            </text:list-item>
            <text:list-item>
              <text:p text:style-name="P78">c)<text:s/><text:span text:style-name="SourceText">position: relative;</text:span></text:p>
            </text:list-item>
            <text:list-item>
              <text:p text:style-name="P79">d)<text:s/><text:span text:style-name="SourceText">position: static;</text:span></text:p>
            </text:list-item>
          </text:list>
        </text:list-item>
        <text:list-item>
          <text:p text:style-name="P80"><text:span text:style-name="StrongEmphasis">¿Cuál es la diferencia entre<text:s/></text:span><text:span text:style-name="SourceText">position: absolute;</text:span><text:span text:style-name="StrongEmphasis"><text:s/>y<text:s/></text:span><text:span text:style-name="SourceText">position: relative;</text:span><text:span text:style-name="StrongEmphasis">?</text:span></text:p>
          <text:list text:continue-numbering="true">
            <text:list-item>
              <text:p text:style-name="P81"><text:span text:style-name="T82">a)<text:s/></text:span><text:span text:style-name="T83">absolute</text:span><text:span text:style-name="T84"><text:s/>posiciona el elemento relativo a su contenedor más cercano con posición establecida, mientras que<text:s/></text:span><text:span text:style-name="T85">relative</text:span><text:span text:style-name="T86"><text:s/>lo posiciona relativo a su posición normal.</text:span></text:p>
            </text:list-item>
            <text:list-item>
              <text:p text:style-name="P87">b)<text:s/><text:span text:style-name="SourceText">relative</text:span><text:s/>posiciona el elemento en una ubicación fija en la ventana del navegador, mientras que<text:s/><text:span text:style-name="SourceText">absolute</text:span><text:s/>lo posiciona relativo a su posición normal.</text:p>
            </text:list-item>
            <text:list-item>
              <text:p text:style-name="P88">c) No hay diferencia.</text:p>
            </text:list-item>
            <text:list-item>
              <text:p text:style-name="P89">d)<text:s/><text:span text:style-name="SourceText">absolute</text:span><text:s/>se usa solo para imágenes, mientras que<text:s/><text:span text:style-name="SourceText">relative</text:span><text:s/>se usa solo para texto.</text:p>
            </text:list-item>
          </text:list>
        </text:list-item>
        <text:list-item>
          <text:p text:style-name="P90"><text:span text:style-name="StrongEmphasis">¿Cómo se hace que una imagen flote a la izquierda del texto en CSS</text:span><text:span text:style-name="StrongEmphasis">?</text:span></text:p>
          <text:list text:continue-numbering="true">
            <text:list-item>
              <text:p text:style-name="P91"><text:span text:style-name="T92">a)<text:s/></text:span><text:span text:style-name="T93">float: left;</text:span></text:p>
            </text:list-item>
            <text:list-item>
              <text:p text:style-name="P94">b)<text:s/><text:span text:style-name="SourceText">align: left;</text:span></text:p>
            </text:list-item>
            <text:list-item>
              <text:p text:style-name="P95">c)<text:s/><text:span text:style-name="SourceText">text-align: left;</text:span></text:p>
            </text:list-item>
            <text:list-item>
              <text:p text:style-name="P96">d)<text:s/><text:span text:style-name="SourceText">display: inline-left;</text:span></text:p>
            </text:list-item>
          </text:list>
        </text:list-item>
        <text:list-item>
          <text:p text:style-name="P97"><text:span text:style-name="StrongEmphasis">¿Cuál es la propiedad CSS para establecer el color del texto?</text:span></text:p>
          <text:list text:continue-numbering="true">
            <text:list-item>
              <text:p text:style-name="P98">a)<text:s/><text:span text:style-name="SourceText">font-color</text:span></text:p>
            </text:list-item>
            <text:list-item>
              <text:p text:style-name="P99">b)<text:s/><text:span text:style-name="SourceText">text-color</text:span></text:p>
            </text:list-item>
            <text:list-item>
              <text:p text:style-name="P100"><text:span text:style-name="T101">c)<text:s/></text:span><text:span text:style-name="T102">color</text:span></text:p>
            </text:list-item>
            <text:list-item>
              <text:p text:style-name="P103">d)<text:s/><text:span text:style-name="SourceText">background-color</text:span></text:p>
            </text:list-item>
          </text:list>
        </text:list-item>
      </text:list>
      <text:p text:style-name="P104"/>
      <text:soft-page-break/>
      <text:list text:style-name="LFO1" text:continue-numbering="true">
        <text:list-item>
          <text:p text:style-name="P105"><text:span text:style-name="StrongEmphasis">¿Cómo se centra el texto en CSS?</text:span></text:p>
          <text:list text:continue-numbering="true">
            <text:list-item>
              <text:p text:style-name="P106"><text:span text:style-name="T107">a)<text:s/></text:span><text:span text:style-name="T108">text-align: center;</text:span></text:p>
            </text:list-item>
            <text:list-item>
              <text:p text:style-name="P109">b)<text:s/><text:span text:style-name="SourceText">align: center;</text:span></text:p>
            </text:list-item>
            <text:list-item>
              <text:p text:style-name="P110">c)<text:s/><text:span text:style-name="SourceText">text-align: middle;</text:span></text:p>
            </text:list-item>
            <text:list-item>
              <text:p text:style-name="P111">d)<text:s/><text:span text:style-name="SourceText">text-align: justify;</text:span></text:p>
            </text:list-item>
          </text:list>
        </text:list-item>
        <text:list-item>
          <text:p text:style-name="P112"><text:span text:style-name="StrongEmphasis">¿Cuál es la propiedad CSS para cambiar la fuente del texto?</text:span></text:p>
          <text:list text:continue-numbering="true">
            <text:list-item>
              <text:p text:style-name="P113">a<text:span text:style-name="T114">)<text:s/></text:span><text:span text:style-name="T115">font-family</text:span></text:p>
            </text:list-item>
            <text:list-item>
              <text:p text:style-name="P116">b)<text:s/><text:span text:style-name="SourceText">font-type</text:span></text:p>
            </text:list-item>
            <text:list-item>
              <text:p text:style-name="P117">c)<text:s/><text:span text:style-name="SourceText">text-font</text:span></text:p>
            </text:list-item>
            <text:list-item>
              <text:p text:style-name="P118">d)<text:s/><text:span text:style-name="SourceText">font</text:span></text:p>
            </text:list-item>
          </text:list>
        </text:list-item>
        <text:list-item>
          <text:p text:style-name="P119"><text:span text:style-name="StrongEmphasis">¿Cómo se ajusta el tamaño del texto en CSS?</text:span></text:p>
          <text:list text:continue-numbering="true">
            <text:list-item>
              <text:p text:style-name="P120"><text:span text:style-name="T121">a)<text:s/></text:span><text:span text:style-name="T122">font-size</text:span></text:p>
            </text:list-item>
            <text:list-item>
              <text:p text:style-name="P123">b)<text:s/><text:span text:style-name="SourceText">text-size</text:span></text:p>
            </text:list-item>
            <text:list-item>
              <text:p text:style-name="P124">c)<text:s/><text:span text:style-name="SourceText">size</text:span></text:p>
            </text:list-item>
            <text:list-item>
              <text:p text:style-name="P125">d)<text:s/><text:span text:style-name="SourceText">font-height</text:span></text:p>
            </text:list-item>
          </text:list>
        </text:list-item>
        <text:list-item>
          <text:p text:style-name="P126"><text:span text:style-name="StrongEmphasis">¿Cuál es la propiedad CSS para ajustar el espacio entre palabras en un texto?</text:span></text:p>
          <text:list text:continue-numbering="true">
            <text:list-item>
              <text:p text:style-name="P127">a)<text:s/><text:span text:style-name="SourceText">letter-spacing</text:span></text:p>
            </text:list-item>
            <text:list-item>
              <text:p text:style-name="P128"><text:span text:style-name="T129">b)<text:s/></text:span><text:span text:style-name="T130">word-spacing</text:span></text:p>
            </text:list-item>
            <text:list-item>
              <text:p text:style-name="P131">c)<text:s/><text:span text:style-name="SourceText">line-spacing</text:span></text:p>
            </text:list-item>
            <text:list-item>
              <text:p text:style-name="P132">d)<text:s/><text:span text:style-name="SourceText">text-spacing</text:span></text:p>
            </text:list-item>
          </text:list>
        </text:list-item>
        <text:list-item>
          <text:p text:style-name="P133"><text:span text:style-name="StrongEmphasis">¿Cómo se establece un margen superior en un elemento?</text:span></text:p>
          <text:list text:continue-numbering="true">
            <text:list-item>
              <text:p text:style-name="P134"><text:span text:style-name="T135">a)<text:s/></text:span><text:span text:style-name="T136">margin-top</text:span></text:p>
            </text:list-item>
            <text:list-item>
              <text:p text:style-name="P137">b)<text:s/><text:span text:style-name="SourceText">padding-top</text:span></text:p>
            </text:list-item>
            <text:list-item>
              <text:p text:style-name="P138">c)<text:s/><text:span text:style-name="SourceText">border-to</text:span><text:span text:style-name="SourceText">p</text:span></text:p>
            </text:list-item>
            <text:list-item>
              <text:p text:style-name="P139">d)<text:s/><text:span text:style-name="SourceText">top-margin</text:span></text:p>
            </text:list-item>
          </text:list>
        </text:list-item>
        <text:list-item>
          <text:p text:style-name="P140"><text:span text:style-name="StrongEmphasis">¿Cómo se crea una lista con viñetas en color en CSS?</text:span></text:p>
          <text:list text:continue-numbering="true">
            <text:list-item>
              <text:p text:style-name="P141">a)<text:s/><text:span text:style-name="SourceText">list-style-color</text:span></text:p>
            </text:list-item>
            <text:list-item>
              <text:p text:style-name="P142">b)<text:s/><text:span text:style-name="SourceText">bullet-color</text:span></text:p>
            </text:list-item>
            <text:list-item>
              <text:p text:style-name="P143">c)<text:s/><text:span text:style-name="SourceText">color</text:span></text:p>
            </text:list-item>
            <text:list-item>
              <text:p text:style-name="P144"><text:span text:style-name="T145">d)<text:s/></text:span><text:span text:style-name="T146">list-style: disc; color</text:span><text:span text:style-name="T147"><text:s/>(✅)</text:span></text:p>
            </text:list-item>
          </text:list>
        </text:list-item>
        <text:list-item>
          <text:p text:style-name="P148"><text:span text:style-name="StrongEmphasis">¿Cuál es la propiedad CSS para quitar la línea subrayada de un enlace?</text:span></text:p>
          <text:list text:continue-numbering="true">
            <text:list-item>
              <text:p text:style-name="P149"><text:span text:style-name="T150">a)<text:s/></text:span><text:span text:style-name="T151">text-decoration: none;</text:span></text:p>
            </text:list-item>
            <text:list-item>
              <text:p text:style-name="P152">b)<text:s/><text:span text:style-name="SourceText">text-style</text:span><text:span text:style-name="SourceText">: none;</text:span></text:p>
            </text:list-item>
            <text:list-item>
              <text:p text:style-name="P153">c)<text:s/><text:span text:style-name="SourceText">link-decoration: none;</text:span></text:p>
            </text:list-item>
            <text:list-item>
              <text:p text:style-name="P154">d)<text:s/><text:span text:style-name="SourceText">text-line: none;</text:span></text:p>
            </text:list-item>
          </text:list>
        </text:list-item>
        <text:list-item>
          <text:p text:style-name="P155"><text:span text:style-name="StrongEmphasis">¿Cómo se especifica un color de fondo para un enlace en CSS?</text:span></text:p>
          <text:list text:continue-numbering="true">
            <text:list-item>
              <text:p text:style-name="P156">a<text:span text:style-name="T157">)<text:s/></text:span><text:span text:style-name="T158">link-background: color;</text:span></text:p>
            </text:list-item>
            <text:list-item>
              <text:p text:style-name="P159"><text:span text:style-name="T160">b)<text:s/></text:span><text:span text:style-name="T161">background-color: color;</text:span></text:p>
            </text:list-item>
            <text:list-item>
              <text:p text:style-name="P162">c)<text:s/><text:span text:style-name="SourceText">link-color: background;</text:span></text:p>
            </text:list-item>
            <text:list-item>
              <text:p text:style-name="P163">d)<text:s/><text:span text:style-name="SourceText">color: background;</text:span></text:p>
            </text:list-item>
          </text:list>
        </text:list-item>
      </text:list>
      <text:p text:style-name="Standard"/>
      <text:h text:style-name="Heading3" text:outline-level="3">Examen Tipo Test de CSS (Continuación)</text:h>
      <text:list text:style-name="LFO2" text:continue-numbering="true">
        <text:list-item>
          <text:p text:style-name="P164"><text:span text:style-name="StrongEmphasis">¿Cómo se establecen viñetas de color en una lista en CSS?</text:span></text:p>
          <text:list text:continue-numbering="true">
            <text:list-item>
              <text:p text:style-name="P165">a)<text:s/><text:span text:style-name="SourceText">list-style-color: red;</text:span></text:p>
            </text:list-item>
            <text:list-item>
              <text:p text:style-name="P166">b)<text:s/><text:span text:style-name="SourceText">color: red;</text:span></text:p>
            </text:list-item>
            <text:list-item>
              <text:p text:style-name="P167"><text:span text:style-name="T168">c)<text:s/></text:span><text:span text:style-name="T169">list-style: disc; color: red;</text:span></text:p>
            </text:list-item>
            <text:list-item>
              <text:p text:style-name="P170">d)<text:s/><text:span text:style-name="SourceText">bullet-color: red;</text:span></text:p>
            </text:list-item>
          </text:list>
        </text:list-item>
        <text:list-item>
          <text:p text:style-name="P171"><text:span text:style-name="StrongEmphasis">¿Cuál es la propiedad CSS para establecer el margen superior de un texto?</text:span></text:p>
          <text:list text:continue-numbering="true">
            <text:list-item>
              <text:p text:style-name="P172"><text:span text:style-name="T173">a)<text:s/></text:span><text:span text:style-name="T174">margin-top</text:span></text:p>
            </text:list-item>
            <text:list-item>
              <text:p text:style-name="P175">b)<text:s/><text:span text:style-name="SourceText">padding-top</text:span></text:p>
            </text:list-item>
            <text:list-item>
              <text:p text:style-name="P176">c)<text:s/><text:span text:style-name="SourceText">border-top</text:span></text:p>
            </text:list-item>
            <text:list-item>
              <text:p text:style-name="P177">d)<text:s/><text:span text:style-name="SourceText">top-margin</text:span></text:p>
            </text:list-item>
          </text:list>
        </text:list-item>
        <text:list-item>
          <text:p text:style-name="P178"><text:span text:style-name="StrongEmphasis">¿Cómo se ajusta el margen del texto a la derecha e izquierda en CSS?</text:span></text:p>
          <text:list text:continue-numbering="true">
            <text:list-item>
              <text:p text:style-name="P179">a<text:span text:style-name="T180">)<text:s/></text:span><text:span text:style-name="T181">margin-left</text:span><text:span text:style-name="T182">,<text:s/></text:span><text:span text:style-name="T183">margin-right</text:span></text:p>
            </text:list-item>
            <text:list-item>
              <text:p text:style-name="P184"><text:span text:style-name="T185">b)</text:span><text:span text:style-name="T186"><text:s/></text:span><text:span text:style-name="T187">text-align: left</text:span><text:span text:style-name="T188">,<text:s/></text:span><text:span text:style-name="T189">text-align: right</text:span></text:p>
            </text:list-item>
            <text:list-item>
              <text:p text:style-name="P190"><text:span text:style-name="T191">c)<text:s/></text:span><text:span text:style-name="T192">margin: 0 10px;</text:span><text:span text:style-name="T193"><text:s/>(✅)</text:span></text:p>
            </text:list-item>
            <text:list-item>
              <text:p text:style-name="P194">d)<text:s/><text:span text:style-name="SourceText">padding: 0 10px;</text:span></text:p>
            </text:list-item>
          </text:list>
        </text:list-item>
        <text:list-item>
          <text:p text:style-name="P195"><text:span text:style-name="StrongEmphasis">¿Cómo se puede hacer que la primera letra de un párrafo flote a la izquierda o derecha en CSS?</text:span></text:p>
          <text:list text:continue-numbering="true">
            <text:list-item>
              <text:p text:style-name="P196">a)<text:s/><text:span text:style-name="SourceText">first-letter: left;</text:span></text:p>
            </text:list-item>
            <text:list-item>
              <text:p text:style-name="P197"><text:span text:style-name="T198">b)<text:s/></text:span><text:span text:style-name="T199">float: first-letter;</text:span></text:p>
            </text:list-item>
            <text:list-item>
              <text:p text:style-name="P200"><text:span text:style-name="T201">c)<text:s/></text:span><text:span text:style-name="T202">::first-letter { float: left; }</text:span></text:p>
            </text:list-item>
            <text:list-item>
              <text:p text:style-name="P203"><text:span text:style-name="T204">d)<text:s/></text:span><text:span text:style-name="T205">letter-first { align: left; }</text:span></text:p>
            </text:list-item>
          </text:list>
        </text:list-item>
        <text:list-item>
          <text:p text:style-name="P206"><text:span text:style-name="StrongEmphasis">¿Cómo se puede insertar texto dentro de una imagen en CSS?</text:span></text:p>
          <text:list text:continue-numbering="true">
            <text:list-item>
              <text:p text:style-name="P207">a<text:span text:style-name="T208">)<text:s/></text:span><text:span text:style-name="T209">image-text: "Texto";</text:span></text:p>
            </text:list-item>
            <text:list-item>
              <text:p text:style-name="P210">b)<text:s/><text:span text:style-name="SourceText">::after { content: "Texto"; }</text:span></text:p>
            </text:list-item>
            <text:list-item>
              <text:p text:style-name="P211">c)<text:s/><text:span text:style-name="SourceText">background-text: "Texto";</text:span></text:p>
            </text:list-item>
            <text:list-item>
              <text:p text:style-name="P212"><text:span text:style-name="T213">d)<text:s/></text:span><text:span text:style-name="T214">position: relative; ::after { content: "Texto"; }</text:span></text:p>
            </text:list-item>
          </text:list>
        </text:list-item>
      </text:list>
      <text:p text:style-name="Textbody"/>
      <text:p text:style-name="Textbody"/>
      <text:soft-page-break/>
      <text:list text:style-name="LFO2" text:continue-numbering="true">
        <text:list-item>
          <text:p text:style-name="P215"><text:span text:style-name="StrongEmphasis">¿Cómo se quita la línea por defecto en un enlace o hipervínculo en CSS?</text:span></text:p>
          <text:list text:continue-numbering="true">
            <text:list-item>
              <text:p text:style-name="P216">a)<text:s/><text:span text:style-name="SourceText">text-line: none;</text:span></text:p>
            </text:list-item>
            <text:list-item>
              <text:p text:style-name="P217">b)<text:s/><text:span text:style-name="SourceText">text-style: none;</text:span></text:p>
            </text:list-item>
            <text:list-item>
              <text:p text:style-name="P218">c)<text:s/><text:span text:style-name="SourceText">link-decoration: none;</text:span></text:p>
            </text:list-item>
            <text:list-item>
              <text:p text:style-name="P219"><text:span text:style-name="T220">d)<text:s/></text:span><text:span text:style-name="T221">text-decoration: none;</text:span></text:p>
            </text:list-item>
          </text:list>
        </text:list-item>
        <text:list-item>
          <text:p text:style-name="P222"><text:span text:style-name="StrongEmphasis">¿Cómo se añade color a los hipervínculos de los enlaces en CSS?</text:span></text:p>
          <text:list text:continue-numbering="true">
            <text:list-item>
              <text:p text:style-name="P223">a)<text:s/><text:span text:style-name="SourceText">link-color: blue;</text:span></text:p>
            </text:list-item>
            <text:list-item>
              <text:p text:style-name="P224"><text:span text:style-name="T225">b)<text:s/></text:span><text:span text:style-name="T226">color: blue;</text:span></text:p>
            </text:list-item>
            <text:list-item>
              <text:p text:style-name="P227">c)<text:s/><text:span text:style-name="SourceText">background-color: blue;</text:span></text:p>
            </text:list-item>
            <text:list-item>
              <text:p text:style-name="P228">d)<text:s/><text:span text:style-name="SourceText">link-background: blue;</text:span></text:p>
            </text:list-item>
          </text:list>
        </text:list-item>
        <text:list-item>
          <text:p text:style-name="P229"><text:span text:style-name="StrongEmphasis">¿Cómo se especifica un color de fondo para los enlaces en CSS?</text:span></text:p>
          <text:list text:continue-numbering="true">
            <text:list-item>
              <text:p text:style-name="P230">a)<text:s/><text:span text:style-name="SourceText">link-background: color;</text:span></text:p>
            </text:list-item>
            <text:list-item>
              <text:p text:style-name="P231">b<text:span text:style-name="T232">)<text:s/></text:span><text:span text:style-name="T233">backgr</text:span><text:span text:style-name="T234">ound-color: color;</text:span></text:p>
            </text:list-item>
            <text:list-item>
              <text:p text:style-name="P235">c)<text:s/><text:span text:style-name="SourceText">link-color: background;</text:span></text:p>
            </text:list-item>
            <text:list-item>
              <text:p text:style-name="P236">d)<text:s/><text:span text:style-name="SourceText">color: background;</text:span></text:p>
            </text:list-item>
          </text:list>
        </text:list-item>
        <text:list-item>
          <text:p text:style-name="P237"><text:span text:style-name="StrongEmphasis">¿Cuál es la propiedad CSS para definir el borde de una tabla?</text:span></text:p>
          <text:list text:continue-numbering="true">
            <text:list-item>
              <text:p text:style-name="P238"><text:span text:style-name="T239">a)<text:s/></text:span><text:span text:style-name="T240">table-border</text:span></text:p>
            </text:list-item>
            <text:list-item>
              <text:p text:style-name="P241"><text:span text:style-name="T242">b)<text:s/></text:span><text:span text:style-name="T243">border</text:span></text:p>
            </text:list-item>
            <text:list-item>
              <text:p text:style-name="P244">c)<text:s/><text:span text:style-name="SourceText">outline</text:span></text:p>
            </text:list-item>
            <text:list-item>
              <text:p text:style-name="P245">d)<text:s/><text:span text:style-name="SourceText">border-width</text:span></text:p>
            </text:list-item>
          </text:list>
        </text:list-item>
        <text:list-item>
          <text:p text:style-name="P246"><text:span text:style-name="StrongEmphasis">¿Cómo se ajusta el ancho y alto de una tabla en CSS?</text:span></text:p>
          <text:list text:continue-numbering="true">
            <text:list-item>
              <text:p text:style-name="P247">a)<text:s/><text:span text:style-name="SourceText">table-size</text:span></text:p>
            </text:list-item>
            <text:list-item>
              <text:p text:style-name="P248"><text:span text:style-name="T249">b)<text:s/></text:span><text:span text:style-name="T250">w</text:span><text:span text:style-name="T251">idth</text:span><text:span text:style-name="T252">,<text:s/></text:span><text:span text:style-name="T253">height</text:span></text:p>
            </text:list-item>
            <text:list-item>
              <text:p text:style-name="P254">c)<text:s/><text:span text:style-name="SourceText">size</text:span></text:p>
            </text:list-item>
            <text:list-item>
              <text:p text:style-name="P255">d)<text:s/><text:span text:style-name="SourceText">table-dimensions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SimSun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 text:start-value="2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is leon</meta:initial-creator>
    <dc:creator>Microsoft Office User</dc:creator>
    <meta:creation-date>2024-11-26T06:25:00Z</meta:creation-date>
    <dc:date>2024-12-18T10:47:00Z</dc:date>
    <meta:template xlink:href="Normal.dotm" xlink:type="simple"/>
    <meta:editing-cycles>4</meta:editing-cycles>
    <meta:editing-duration>PT34200S</meta:editing-duration>
    <meta:document-statistic meta:page-count="5" meta:paragraph-count="10" meta:word-count="751" meta:character-count="5025" meta:row-count="35" meta:non-whitespace-character-count="4284"/>
  </office:meta>
</office:document-meta>
</file>